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IM&amp;R November 2018</text:p>
      <text:p text:style-name="Standard"/>
      <text:p text:style-name="Standard"/>
      <text:p text:style-name="Standard">Start of Block: Consent Form</text:p>
      <text:p text:style-name="Standard"/>
      <text:p text:style-name="Standard">1 </text:p>
      <text:p text:style-name="Standard">IRB Member Survey</text:p>
      <text:p text:style-name="Standard"/>
      <text:p text:style-name="Standard"/>
      <text:p text:style-name="Standard"/>
      <text:p text:style-name="Standard">2 </text:p>
      <text:p text:style-name="Standard">Purpose of this StudyThis research is being conducted by Drs. Katie Shilton, Michael Zimmer, Matthew Bietz, and Jacob Metcalf. We are inviting you to participate in this research project on professional judgments about big and pervasive data research. The purpose of this research project is to understand how IRB members and staff think about pervasive data research.</text:p>
      <text:p text:style-name="Standard"/>
      <text:p text:style-name="Standard">Procedures</text:p>
      <text:p text:style-name="Standard">You are invited to participate in a survey containing questions about your attitudes and practices around regulating big data collection and use. Examples of questions include:</text:p>
      <text:p text:style-name="Standard">* Questions about your professional judgment of hypothetical big data research;</text:p>
      <text:p text:style-name="Standard">* Questions about the nature of big data applications your university IRB receives. </text:p>
      <text:p text:style-name="Standard">The survey takes about 30 minutes to complete and participation is completely voluntary. You must be at least 18 years old to participate in this research.</text:p>
      <text:p text:style-name="Standard"/>
      <text:p text:style-name="Standard">Potential Risks and DiscomfortsThere may be some minimal risks from participating in this research study. You may be asked about your professional judgment of research practices which make you feel uncomfortable, or which, if shared with others, might be controversial. Providing an identifying email address (to receive survey results) is optional, and this information will be stored separately from responses, so there will be no risk of connecting your responses with you. You do not have to answer any questions you do not wish to answer. Your participation is voluntary and you are free to discontinue your participation at any time.</text:p>
      <text:p text:style-name="Standard"/>
      <text:p text:style-name="Standard"/>
      <text:p text:style-name="Standard">Potential Benefits </text:p>
      <text:p text:style-name="Standard">There are no direct benefits from participating in this research. However, possible benefits include a better understanding of the social and ethical challenges of doing research with online data. These findings will help us build better resources for researchers in this area.</text:p>
      <text:p text:style-name="Standard"/>
      <text:p text:style-name="Standard">ConfidentialityNo personally identifiable information will be reported in any research product. Moreover, only trained research staff will have access to your responses. Any potential loss of confidentiality will be minimized by storing data in a password-protected file.    </text:p>
      <text:p text:style-name="Standard">If we write a report or article about this research project, your identity will be protected to the maximum extent possible.  Your information may be shared with representatives of the University of Maryland, College Park or governmental authorities if you or someone else is in danger or if we are required to do so by law. </text:p>
      <text:p text:style-name="Standard">Right to Withdraw and Questions</text:p>
      <text:p text:style-name="Standard">Your participation in this research is completely voluntary.  You may choose not to take part at all.  If you decide to participate in this research, you may stop participating at any time.  If you decide not to <text:soft-page-break/>participate in this study or if you stop participating at any time, you will not be penalized or lose any benefits to which you otherwise qualify. </text:p>
      <text:p text:style-name="Standard">If you decide to stop taking part in the study, if you have questions, concerns, or complaints, or if you need to report an injury related to the research, please contact the investigator: Katie Shilton4121H Hornbake Bldg, South WingUniversity of MarylandCollege Park, MD 20742310-876-9334kshilton@umd.edu</text:p>
      <text:p text:style-name="Standard">Participant Rights If you have questions about your rights as a research participant or wish to report a research-related injury, please contact: </text:p>
      <text:p text:style-name="Standard">University of Maryland College Park Institutional Review Board </text:p>
      <text:p text:style-name="Standard">Office 1204 Marie Mount Hall </text:p>
      <text:p text:style-name="Standard">College Park, Maryland, 20742 </text:p>
      <text:p text:style-name="Standard">E-mail: irb@umd.edu  </text:p>
      <text:p text:style-name="Standard">Telephone: 301-405-0678</text:p>
      <text:p text:style-name="Standard"/>
      <text:p text:style-name="Standard"/>
      <text:p text:style-name="Standard">This research has been reviewed according to the University of Maryland, College Park IRB procedures for research involving human subjects. [IRB Approval Number 1062647-4]</text:p>
      <text:p text:style-name="Standard"/>
      <text:p text:style-name="Standard"/>
      <text:p text:style-name="Standard"/>
      <text:p text:style-name="Standard">3 Do you consent to this survey?</text:p>
      <text:p text:style-name="Standard"><text:s text:c="4"/>• I consent <text:s/>(1) </text:p>
      <text:p text:style-name="Standard"><text:s text:c="4"/>• I do not consent <text:s/>(2) </text:p>
      <text:p text:style-name="Standard"/>
      <text:p text:style-name="Standard">End of Block: Consent Form</text:p>
      <text:p text:style-name="Standard"/>
      <text:p text:style-name="Standard">Start of Block: Default Questions 1</text:p>
      <text:p text:style-name="Standard"/>
      <text:p text:style-name="Standard">4 The goal of this study is to understand how researchers think about ethical implications of large-scale data collection. We’re interested in how IRBs respond to pervasive data: rich personal information generated through digital interaction and available for computational analysis. Pervasive data research is research that 1) gathers digital data about people; 2) uses computational methods to understand individuals’ or groups’ health, habits, routines, or beliefs; 3) and may frequently (but not always) collect data without the awareness of the studied population. <text:s text:c="2"/>  <text:s/>First, we have some basic questions about the institution and IRB you work for.</text:p>
      <text:p text:style-name="Standard"/>
      <text:p text:style-name="Standard"/>
      <text:p text:style-name="Standard"/>
      <text:p text:style-name="Standard">6 My organization is:</text:p>
      <text:p text:style-name="Standard"><text:s text:c="4"/>• A school, college, or university <text:s/>(1) </text:p>
      <text:p text:style-name="Standard"><text:s text:c="4"/>• A non-school for-profit organization <text:s/>(2) </text:p>
      <text:p text:style-name="Standard"><text:s text:c="4"/>• A non-school non-profit organization <text:s/>(3) </text:p>
      <text:p text:style-name="Standard"><text:s text:c="4"/>• A non-school governmental organization <text:s/>(4) </text:p>
      <text:p text:style-name="Standard"><text:s text:c="4"/>• Other: <text:s/>(5) ________________________________________________</text:p>
      <text:p text:style-name="Standard"/>
      <text:p text:style-name="Standard"/>
      <text:p text:style-name="Standard"/>
      <text:p text:style-name="Standard">7 My IRB/ethics concerns are primarily focused on:</text:p>
      <text:p text:style-name="Standard"><text:s text:c="4"/>• Academic research <text:s/>(1) </text:p>
      <text:p text:style-name="Standard"><text:soft-page-break/><text:s text:c="4"/>• Corporate research <text:s/>(2) </text:p>
      <text:p text:style-name="Standard"><text:s text:c="4"/>• Government research <text:s/>(3) </text:p>
      <text:p text:style-name="Standard"><text:s text:c="4"/>• Not-for-profit research <text:s/>(4) </text:p>
      <text:p text:style-name="Standard"><text:s text:c="4"/>• Other: <text:s/>(5) ________________________________________________</text:p>
      <text:p text:style-name="Standard"/>
      <text:p text:style-name="Standard"/>
      <text:p text:style-name="Standard">Display This Question:</text:p>
      <text:p text:style-name="Standard">If My IRB/ethics concerns are primarily focused on: = Academic research</text:p>
      <text:p text:style-name="Standard"/>
      <text:p text:style-name="Standard">8 My institution is:</text:p>
      <text:p text:style-name="Standard"><text:s text:c="4"/>• R1 <text:s/>(1) </text:p>
      <text:p text:style-name="Standard"><text:s text:c="4"/>• R2 <text:s/>(2) </text:p>
      <text:p text:style-name="Standard"><text:s text:c="4"/>• R3 <text:s/>(3) </text:p>
      <text:p text:style-name="Standard"><text:s text:c="4"/>• Liberal Arts <text:s/>(4) </text:p>
      <text:p text:style-name="Standard"><text:s text:c="4"/>• Community College <text:s/>(5) </text:p>
      <text:p text:style-name="Standard"/>
      <text:p text:style-name="Standard"/>
      <text:p text:style-name="Standard"/>
      <text:p text:style-name="Standard">9 My role includes (check all that apply):</text:p>
      <text:p text:style-name="Standard"><text:s text:c="4"/>• Ethical review <text:s/>(4) </text:p>
      <text:p text:style-name="Standard"><text:s text:c="4"/>• Conducting research <text:s/>(5) </text:p>
      <text:p text:style-name="Standard"><text:s text:c="4"/>• Executive/University administration <text:s/>(6) </text:p>
      <text:p text:style-name="Standard"/>
      <text:p text:style-name="Standard"/>
      <text:p text:style-name="Standard">Display This Question:</text:p>
      <text:p text:style-name="Standard">If My role includes (check all that apply): = Ethical review</text:p>
      <text:p text:style-name="Standard"/>
      <text:p text:style-name="Standard">10 My role for ethical review includes (check all that apply):</text:p>
      <text:p text:style-name="Standard"><text:s text:c="4"/>• IRB professional staff <text:s/>(1) </text:p>
      <text:p text:style-name="Standard"><text:s text:c="4"/>• IRB member <text:s/>(2) </text:p>
      <text:p text:style-name="Standard"/>
      <text:p text:style-name="Standard"/>
      <text:p text:style-name="Standard">Display This Question:</text:p>
      <text:p text:style-name="Standard">If My role includes (check all that apply): = Conducting research</text:p>
      <text:p text:style-name="Standard"/>
      <text:p text:style-name="Standard">11 My role for conducting research includes (check all that apply):</text:p>
      <text:p text:style-name="Standard"><text:s text:c="4"/>• Researcher <text:s/>(1) </text:p>
      <text:p text:style-name="Standard"><text:s text:c="4"/>• Principal Investigator <text:s/>(2) </text:p>
      <text:p text:style-name="Standard"><text:s text:c="4"/>• Lab Manager <text:s/>(4) </text:p>
      <text:p text:style-name="Standard"><text:s text:c="4"/>• Graduate Student <text:s/>(5) </text:p>
      <text:p text:style-name="Standard"><text:s text:c="4"/>• Postdoctoral scholar <text:s/>(6) </text:p>
      <text:p text:style-name="Standard"/>
      <text:p text:style-name="Standard"/>
      <text:p text:style-name="Standard">Display This Question:</text:p>
      <text:p text:style-name="Standard">If My role includes (check all that apply): = Executive/University administration</text:p>
      <text:p text:style-name="Standard"/>
      <text:p text:style-name="Standard">12 My role for Executive/University administration includes (check all that apply):</text:p>
      <text:p text:style-name="Standard"><text:s text:c="4"/>• Provost <text:s/>(1) </text:p>
      <text:p text:style-name="Standard"><text:s text:c="4"/>• Dean of Research <text:s/>(2) </text:p>
      <text:p text:style-name="Standard"><text:soft-page-break/><text:s text:c="4"/>• University Institutional Official <text:s/>(4) </text:p>
      <text:p text:style-name="Standard"/>
      <text:p text:style-name="Standard"/>
      <text:p text:style-name="Standard">Display This Question:</text:p>
      <text:p text:style-name="Standard">If My IRB/ethics concerns are primarily focused on: = Academic research</text:p>
      <text:p text:style-name="Standard"/>
      <text:p text:style-name="Standard">13 The type of research I primarily review/oversee is primarily:</text:p>
      <text:p text:style-name="Standard"><text:s text:c="4"/>• Medical <text:s/>(1) </text:p>
      <text:p text:style-name="Standard"><text:s text:c="4"/>• Nonmedical (Social/Behavioral/Psychological/Economic) <text:s/>(2) </text:p>
      <text:p text:style-name="Standard"><text:s text:c="4"/>• Both <text:s/>(3) </text:p>
      <text:p text:style-name="Standard"/>
      <text:p text:style-name="Standard">End of Block: Default Questions 1</text:p>
      <text:p text:style-name="Standard"/>
      <text:p text:style-name="Standard">Start of Block: Default Questions 2</text:p>
      <text:p text:style-name="Standard"/>
      <text:p text:style-name="Standard">69 We have a few questions regarding how your institutional IRB handles big and pervasive data projects.</text:p>
      <text:p text:style-name="Standard"/>
      <text:p text:style-name="Standard">We define pervasive data as "rich personal information generated through digital interaction and available for computational analysis."</text:p>
      <text:p text:style-name="Standard"/>
      <text:p text:style-name="Standard"/>
      <text:p text:style-name="Standard"/>
      <text:p text:style-name="Standard">70 How many protocols involving pervasive data does your IRB review annually?</text:p>
      <text:p text:style-name="Standard"><text:s text:c="4"/>• 0 <text:s/>(1) </text:p>
      <text:p text:style-name="Standard"><text:s text:c="4"/>• 1-10 <text:s/>(2) </text:p>
      <text:p text:style-name="Standard"><text:s text:c="4"/>• 20-50 <text:s/>(3) </text:p>
      <text:p text:style-name="Standard"><text:s text:c="4"/>• More than 50 <text:s/>(4) </text:p>
      <text:p text:style-name="Standard"><text:s text:c="4"/>• I don't know <text:s/>(5) </text:p>
      <text:p text:style-name="Standard"/>
      <text:p text:style-name="Standard"/>
      <text:p text:style-name="Standard"/>
      <text:p text:style-name="Standard">71 Roughly what percentage of reviews do protocols involving pervasive data typically fall in:</text:p>
      <text:p text:style-name="Standard">Not human subjects research : _______ <text:s/>(1)</text:p>
      <text:p text:style-name="Standard">Exempt review : _______ <text:s/>(2)</text:p>
      <text:p text:style-name="Standard">Expedited review : _______ <text:s/>(3)</text:p>
      <text:p text:style-name="Standard">Full Board review : _______ <text:s/>(4)</text:p>
      <text:p text:style-name="Standard">I don't know (please enter 100 as the percentage) : _______ <text:s/>(6)</text:p>
      <text:p text:style-name="Standard">Total : ________ </text:p>
      <text:p text:style-name="Standard"/>
      <text:p text:style-name="Standard"/>
      <text:p text:style-name="Standard"/>
      <text:p text:style-name="Standard">72 What types of pervasive data have appeared in protocols that your IRB has reviewed in the past year?  (Choose all that apply).</text:p>
      <text:p text:style-name="Standard"><text:s text:c="4"/>• Social media posts (i.e., Facebook posts, tweets) <text:s/>(1) </text:p>
      <text:p text:style-name="Standard"><text:s text:c="4"/>• Social media images (i.e., Instagram posts, Facebook photos) <text:s/>(2) </text:p>
      <text:p text:style-name="Standard"><text:s text:c="4"/>• Social media profiles (i.e., dating sites, LinkedIn resumes, individual Twitter histories) <text:s/>(3) </text:p>
      <text:p text:style-name="Standard"><text:s text:c="4"/>• Network traffic data (i.e., web histories, router activity, server records) <text:s/>(4) </text:p>
      <text:p text:style-name="Standard"><text:s text:c="4"/>• Locational data (i.e., GPS, location “check-ins”, IP address, localized WiFi logins) <text:s/>(5) </text:p>
      <text:p text:style-name="Standard"><text:soft-page-break/><text:s text:c="4"/>• Sensor data (i.e., pedometers, heart rate monitors, facial recognition) <text:s/>(6) </text:p>
      <text:p text:style-name="Standard"><text:s text:c="4"/>• Other: <text:s/>(7) ________________________________________________</text:p>
      <text:p text:style-name="Standard"/>
      <text:p text:style-name="Standard"/>
      <text:p text:style-name="Standard"/>
      <text:p text:style-name="Standard">73 Which disciplines submitted the most research protocols utilizing pervasive data? (Choose all that apply).</text:p>
      <text:p text:style-name="Standard"><text:s text:c="4"/>• Social Sciences <text:s/>(1) </text:p>
      <text:p text:style-name="Standard"><text:s text:c="4"/>• Computer Science/Engineering <text:s/>(2) </text:p>
      <text:p text:style-name="Standard"><text:s text:c="4"/>• Natural Sciences <text:s/>(3) </text:p>
      <text:p text:style-name="Standard"><text:s text:c="4"/>• Arts/Humanities <text:s/>(4) </text:p>
      <text:p text:style-name="Standard"><text:s text:c="4"/>• Medical/Health <text:s/>(5) </text:p>
      <text:p text:style-name="Standard"><text:s text:c="4"/>• Other: <text:s/>(6) ________________________________________________</text:p>
      <text:p text:style-name="Standard"/>
      <text:p text:style-name="Standard"/>
      <text:p text:style-name="Standard"/>
      <text:p text:style-name="Standard">74 I believe...</text:p>
      <text:p text:style-name="Standard"/>
      <text:p text:style-name="Standard">Strongly disagree (1)</text:p>
      <text:p text:style-name="Standard">Somewhat disagree (2)</text:p>
      <text:p text:style-name="Standard">Neither agree nor disagree (3)</text:p>
      <text:p text:style-name="Standard">Somewhat agree (4)</text:p>
      <text:p text:style-name="Standard">Strongly agree (5)</text:p>
      <text:p text:style-name="Standard">Researchers at my institution adequately consider ethical aspects of the use of pervasive data in their protocols. (1) </text:p>
      <text:p text:style-name="Standard"><text:s text:c="4"/>• </text:p>
      <text:p text:style-name="Standard"><text:s text:c="4"/>• </text:p>
      <text:p text:style-name="Standard"><text:s text:c="4"/>• </text:p>
      <text:p text:style-name="Standard"><text:s text:c="4"/>• </text:p>
      <text:p text:style-name="Standard"><text:s text:c="4"/>• </text:p>
      <text:p text:style-name="Standard">IRB members at my institution are well-versed in the technical aspects of the collection/use of pervasive data (2) </text:p>
      <text:p text:style-name="Standard"><text:s text:c="4"/>• </text:p>
      <text:p text:style-name="Standard"><text:s text:c="4"/>• </text:p>
      <text:p text:style-name="Standard"><text:s text:c="4"/>• </text:p>
      <text:p text:style-name="Standard"><text:s text:c="4"/>• </text:p>
      <text:p text:style-name="Standard"><text:s text:c="4"/>• </text:p>
      <text:p text:style-name="Standard">IRB members at my institution are well-versed in the ethical aspects of the collection/use of pervasive data. (3) </text:p>
      <text:p text:style-name="Standard"><text:s text:c="4"/>• </text:p>
      <text:p text:style-name="Standard"><text:s text:c="4"/>• </text:p>
      <text:p text:style-name="Standard"><text:s text:c="4"/>• </text:p>
      <text:p text:style-name="Standard"><text:s text:c="4"/>• </text:p>
      <text:p text:style-name="Standard"><text:s text:c="4"/>• </text:p>
      <text:p text:style-name="Standard"/>
      <text:p text:style-name="Standard"/>
      <text:p text:style-name="Standard"/>
      <text:p text:style-name="Standard"/>
      <text:p text:style-name="Standard"><text:soft-page-break/>75 Does your IRB have a specific checklist, review tool, policy or guidelines for reviewing protocols that rely on pervasive data?</text:p>
      <text:p text:style-name="Standard"><text:s text:c="4"/>• Yes <text:s/>(1) </text:p>
      <text:p text:style-name="Standard"><text:s text:c="4"/>• No <text:s/>(2) </text:p>
      <text:p text:style-name="Standard"><text:s text:c="4"/>• Under development <text:s/>(3) </text:p>
      <text:p text:style-name="Standard"><text:s text:c="4"/>• I don't know <text:s/>(4) </text:p>
      <text:p text:style-name="Standard"/>
      <text:p text:style-name="Standard"/>
      <text:p text:style-name="Standard">Display This Question:</text:p>
      <text:p text:style-name="Standard">If Does your IRB have a specific checklist, review tool, policy or guidelines for reviewing protocol... = Yes</text:p>
      <text:p text:style-name="Standard">Or Does your IRB have a specific checklist, review tool, policy or guidelines for reviewing protocol... = Under development</text:p>
      <text:p text:style-name="Standard"/>
      <text:p text:style-name="Standard">76 Would you be willing to share this checklist, review tool, policy, or guideline? Upload the document anonymously using the Google form here: https://goo.gl/forms/bMN4nE6eRyPSdgbD2 <text:s/></text:p>
      <text:p text:style-name="Standard"> </text:p>
      <text:p text:style-name="Standard"/>
      <text:p text:style-name="Standard"/>
      <text:p text:style-name="Standard">Display This Question:</text:p>
      <text:p text:style-name="Standard">If Does your IRB have a specific checklist, review tool, policy or guidelines for reviewing protocol... = Yes</text:p>
      <text:p text:style-name="Standard"/>
      <text:p text:style-name="Standard">77 If yes, how would you evaluate the usefulness of these policies or documents:</text:p>
      <text:p text:style-name="Standard"><text:s text:c="4"/>• Excellent <text:s/>(1) </text:p>
      <text:p text:style-name="Standard"><text:s text:c="4"/>• Adequate <text:s/>(2) </text:p>
      <text:p text:style-name="Standard"><text:s text:c="4"/>• Poor <text:s/>(3) </text:p>
      <text:p text:style-name="Standard"/>
      <text:p text:style-name="Standard"/>
      <text:p text:style-name="Standard"/>
      <text:p text:style-name="Standard">78 In reviewing protocols relying on pervasive data, which regulations or guidelines do you consult or rely on, if any:</text:p>
      <text:p text:style-name="Standard"><text:s text:c="4"/>• Federal Policy for the Protection of Human Subjects (“Common Rule”) <text:s/>(1) </text:p>
      <text:p text:style-name="Standard"><text:s text:c="4"/>• The Belmont Report: Ethical Principles and Guidelines for the Protection of Human Subjects of Research <text:s/>(2) </text:p>
      <text:p text:style-name="Standard"><text:s text:c="4"/>• The Menlo Report: Ethical Principles Guiding Information and Communication Technology Research <text:s/>(3) </text:p>
      <text:p text:style-name="Standard"><text:s text:c="4"/>• SACHRP Considerations and Recommendations Concerning Internet Research and Human Subjects Research Regulations <text:s/>(4) </text:p>
      <text:p text:style-name="Standard"><text:s text:c="4"/>• ACM SIGCHI Research Ethics Committee <text:s/>(5) </text:p>
      <text:p text:style-name="Standard"><text:s text:c="4"/>• Association of Internet Researchers (AoIR) Ethics Guidelines <text:s/>(6) </text:p>
      <text:p text:style-name="Standard"><text:s text:c="4"/>• American Psychological Association (APA) Psychological Research Online: Opportunities and Challenges <text:s/>(7) </text:p>
      <text:p text:style-name="Standard"><text:s text:c="4"/>• Other: <text:s/>(8) ________________________________________________</text:p>
      <text:p text:style-name="Standard"><text:s text:c="4"/>• None <text:s/>(9) </text:p>
      <text:p text:style-name="Standard"/>
      <text:p text:style-name="Standard"/>
      <text:p text:style-name="Standard"/>
      <text:p text:style-name="Standard"><text:soft-page-break/>79 Does your institution provide specific training sessions for RESEARCHERS that addresses the ethics of the collection/use of pervasive data?</text:p>
      <text:p text:style-name="Standard"><text:s text:c="4"/>• Yes, it is part of required training <text:s/>(1) </text:p>
      <text:p text:style-name="Standard"><text:s text:c="4"/>• Yes, but it is optional <text:s/>(2) </text:p>
      <text:p text:style-name="Standard"><text:s text:c="4"/>• No <text:s/>(3) </text:p>
      <text:p text:style-name="Standard"><text:s text:c="4"/>• I don’t know <text:s/>(4) </text:p>
      <text:p text:style-name="Standard"/>
      <text:p text:style-name="Standard"/>
      <text:p text:style-name="Standard"/>
      <text:p text:style-name="Standard">80 Does your institution provide specific training sessions for IRB MEMBERS that addresses the ethics of the collection/use of pervasive data?</text:p>
      <text:p text:style-name="Standard"><text:s text:c="4"/>• Yes, it is part of required training <text:s/>(1) </text:p>
      <text:p text:style-name="Standard"><text:s text:c="4"/>• Yes, but it is optional <text:s/>(2) </text:p>
      <text:p text:style-name="Standard"><text:s text:c="4"/>• No <text:s/>(3) </text:p>
      <text:p text:style-name="Standard"><text:s text:c="4"/>• I don’t know <text:s/>(4) </text:p>
      <text:p text:style-name="Standard"/>
      <text:p text:style-name="Standard"/>
      <text:p text:style-name="Standard"/>
      <text:p text:style-name="Standard">Q93 Has your IRB already implemented changes to the Common Rule?</text:p>
      <text:p text:style-name="Standard"><text:s text:c="4"/>• Yes <text:s/>(1) </text:p>
      <text:p text:style-name="Standard"><text:s text:c="4"/>• No <text:s/>(2) </text:p>
      <text:p text:style-name="Standard"><text:s text:c="4"/>• I don't know <text:s/>(3) </text:p>
      <text:p text:style-name="Standard"/>
      <text:p text:style-name="Standard">End of Block: Default Questions 2</text:p>
      <text:p text:style-name="Standard"/>
      <text:p text:style-name="Standard">Start of Block: Case Study 1</text:p>
      <text:p text:style-name="Standard"/>
      <text:p text:style-name="Standard">Q136 </text:p>
      <text:p text:style-name="Standard">We would now like you to consider the following case studies, and answer questions about each using your professional judgment. <text:s/></text:p>
      <text:p text:style-name="Standard">  Researchers plan to scrape public comments from online newspaper pages to predict election outcomes. They will aggregate their analysis to determine public sentiment. The researchers don’t plan to inform commenters, and they plan to collect potentially-identifiable user names. Scraping comments violates the newspaper’s terms of service.</text:p>
      <text:p text:style-name="Standard"/>
      <text:p text:style-name="Standard"/>
      <text:p text:style-name="Standard"/>
      <text:p text:style-name="Standard">Q137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Q138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oft-page-break/><text:s text:c="4"/>• Whether data is identifiable <text:s/>(4) </text:p>
      <text:p text:style-name="Standard"><text:s text:c="4"/>• Whether data gathering violates terms of service <text:s/>(5) </text:p>
      <text:p text:style-name="Standard"><text:s text:c="4"/>• Whether data is reused <text:s/>(6) </text:p>
      <text:p text:style-name="Standard"><text:s text:c="4"/>• Whether the project combines datasets <text:s/>(7) </text:p>
      <text:p text:style-name="Standard"><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Q139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
      <text:p text:style-name="Standard"/>
      <text:p text:style-name="Standard">Q140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41 If yes, please explain: </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
      <text:p text:style-name="Standard">End of Block: Case Study 1</text:p>
      <text:p text:style-name="Standard"/>
      <text:p text:style-name="Standard">Start of Block: Case Study 2</text:p>
      <text:p text:style-name="Standard"/>
      <text:p text:style-name="Standard">19 </text:p>
      <text:p text:style-name="Standard">We would now like you to consider the following case studies, and answer questions about each using your professional judgment.</text:p>
      <text:p text:style-name="Standard"/>
      <text:p text:style-name="Standard">Researchers plan to scrape public Twitter feeds to predict risky drug-use behaviors. They will analyze individual behaviors. The researchers don’t plan to inform Twitter users, but they will not collect any identifying information. Scraping Tweets does not violate Twitter’s terms of service.</text:p>
      <text:p text:style-name="Standard"><text:soft-page-break/></text:p>
      <text:p text:style-name="Standard"/>
      <text:p text:style-name="Standard"/>
      <text:p text:style-name="Standard">20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21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 text:c="4"/>• Whether data is identifiable <text:s/>(4) </text:p>
      <text:p text:style-name="Standard"><text:s text:c="4"/>• Whether data gathering violates terms of service <text:s/>(5) </text:p>
      <text:p text:style-name="Standard"><text:s text:c="4"/>• Whether data is reused <text:s/>(6) </text:p>
      <text:p text:style-name="Standard"><text:s text:c="4"/>• Whether the project combines datasets <text:s/>(7) </text:p>
      <text:p text:style-name="Standard"><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Q111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
      <text:p text:style-name="Standard"/>
      <text:p text:style-name="Standard">Q114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15 If yes, please explain: </text:p>
      <text:p text:style-name="Standard">________________________________________________________________</text:p>
      <text:p text:style-name="Standard">________________________________________________________________</text:p>
      <text:p text:style-name="Standard"><text:soft-page-break/>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
      <text:p text:style-name="Standard">End of Block: Case Study 2</text:p>
      <text:p text:style-name="Standard"/>
      <text:p text:style-name="Standard">Start of Block: Case Study 3</text:p>
      <text:p text:style-name="Standard"/>
      <text:p text:style-name="Standard">39 We would now like you to consider the following case studies, and answer questions about each using your professional judgment.</text:p>
      <text:p text:style-name="Standard">Researchers plan to analyze private interaction data from a dating site to understand the sexual behavior of groups. The researchers plan to collect informed consent from dating site users, and they plan to collect identifiable information from participants. Asking users for permission to use their data does not violate the dating site’s terms of service. </text:p>
      <text:p text:style-name="Standard"/>
      <text:p text:style-name="Standard"/>
      <text:p text:style-name="Standard"/>
      <text:p text:style-name="Standard">40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41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 text:c="4"/>• Whether data is identifiable <text:s/>(4) </text:p>
      <text:p text:style-name="Standard"><text:s text:c="4"/>• Whether data gathering violates terms of service <text:s/>(5) </text:p>
      <text:p text:style-name="Standard"><text:s text:c="4"/>• Whether data is reused <text:s/>(6) </text:p>
      <text:p text:style-name="Standard"><text:s text:c="4"/>• Whether the project combines datasets <text:s/>(7) </text:p>
      <text:p text:style-name="Standard"><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42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
      <text:p text:style-name="Standard"><text:soft-page-break/></text:p>
      <text:p text:style-name="Standard">Q124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25 If yes, please explain: </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
      <text:p text:style-name="Standard">End of Block: Case Study 3</text:p>
      <text:p text:style-name="Standard"/>
      <text:p text:style-name="Standard">Start of Block: Case Study 4</text:p>
      <text:p text:style-name="Standard"/>
      <text:p text:style-name="Standard">29 </text:p>
      <text:p text:style-name="Standard">We would now like you to consider the following case studies, and answer questions about each using your professional judgment.</text:p>
      <text:p text:style-name="Standard"/>
      <text:p text:style-name="Standard">Researchers plan to collect newspaper comments by reading articles and cutting and pasting all associated comments into spreadsheets. They will use qualitative analysis to understand individual political views. The researchers don’t plan to inform commenters, and they plan to collect potentially-identifiable user names. Cutting and pasting comments does not violate the newspaper’s terms of service.</text:p>
      <text:p text:style-name="Standard"/>
      <text:p text:style-name="Standard"/>
      <text:p text:style-name="Standard"/>
      <text:p text:style-name="Standard"/>
      <text:p text:style-name="Standard"/>
      <text:p text:style-name="Standard">30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31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 text:c="4"/>• Whether data is identifiable <text:s/>(4) </text:p>
      <text:p text:style-name="Standard"><text:soft-page-break/><text:s text:c="4"/>• Whether data gathering violates terms of service <text:s/>(5) </text:p>
      <text:p text:style-name="Standard"><text:s text:c="4"/>• Whether data is reused <text:s/>(6) </text:p>
      <text:p text:style-name="Standard"><text:s text:c="4"/>• Whether the project combines datasets <text:s/>(7) </text:p>
      <text:p text:style-name="Standard"><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32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
      <text:p text:style-name="Standard"/>
      <text:p text:style-name="Standard">Q120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21 If yes, please explain: </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
      <text:p text:style-name="Standard">End of Block: Case Study 4</text:p>
      <text:p text:style-name="Standard"/>
      <text:p text:style-name="Standard">Start of Block: Case Study 5</text:p>
      <text:p text:style-name="Standard"/>
      <text:p text:style-name="Standard">44 </text:p>
      <text:p text:style-name="Standard">We would now like you to consider the following case studies, and answer questions about each using your professional judgment.</text:p>
      <text:p text:style-name="Standard"/>
      <text:p text:style-name="Standard">Researchers plan to work with a mobile phone company to collect geolocation data to understand group mobility patterns in a city. The researchers will not inform the mobile phone users, and they will not collect any additional identifying information. Partnering with the mobile phone company to collect data does not violate the company’s terms of service.</text:p>
      <text:p text:style-name="Standard"><text:soft-page-break/></text:p>
      <text:p text:style-name="Standard"/>
      <text:p text:style-name="Standard"/>
      <text:p text:style-name="Standard">45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46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 text:c="4"/>• Whether data is identifiable <text:s/>(4) </text:p>
      <text:p text:style-name="Standard"><text:s text:c="4"/>• Whether data gathering violates terms of service <text:s/>(5) </text:p>
      <text:p text:style-name="Standard"><text:s text:c="4"/>• Whether data is reused <text:s/>(6) </text:p>
      <text:p text:style-name="Standard"><text:s text:c="4"/>• Whether the project combines datasets <text:s/>(7) </text:p>
      <text:p text:style-name="Standard"><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47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
      <text:p text:style-name="Standard"/>
      <text:p text:style-name="Standard">Q126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27 If yes, please explain: </text:p>
      <text:p text:style-name="Standard">________________________________________________________________</text:p>
      <text:p text:style-name="Standard">________________________________________________________________</text:p>
      <text:p text:style-name="Standard"><text:soft-page-break/>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
      <text:p text:style-name="Standard">End of Block: Case Study 5</text:p>
      <text:p text:style-name="Standard"/>
      <text:p text:style-name="Standard">Start of Block: Case Study 6</text:p>
      <text:p text:style-name="Standard"/>
      <text:p text:style-name="Standard">49 </text:p>
      <text:p text:style-name="Standard">We would now like you to consider the following case studies, and answer questions about each using your professional judgment.</text:p>
      <text:p text:style-name="Standard"/>
      <text:p text:style-name="Standard">Researchers plan to combine mental health records provided by a university and public social media activity to predict mental health conditions among students.  The researchers plan to collect informed consent, and they plan to collect identifiable information from participants.</text:p>
      <text:p text:style-name="Standard"/>
      <text:p text:style-name="Standard"/>
      <text:p text:style-name="Standard"/>
      <text:p text:style-name="Standard">50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51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 text:c="4"/>• Whether data is identifiable <text:s/>(4) </text:p>
      <text:p text:style-name="Standard"><text:s text:c="4"/>• Whether data gathering violates terms of service <text:s/>(5) </text:p>
      <text:p text:style-name="Standard"><text:s text:c="4"/>• Whether data is reused <text:s/>(6) </text:p>
      <text:p text:style-name="Standard"><text:s text:c="4"/>• Whether the project combines datasets <text:s/>(7) </text:p>
      <text:p text:style-name="Standard"><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52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text:soft-page-break/></text:p>
      <text:p text:style-name="Standard"/>
      <text:p text:style-name="Standard">Q128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29 If yes, please explain: </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
      <text:p text:style-name="Standard">End of Block: Case Study 6</text:p>
      <text:p text:style-name="Standard"/>
      <text:p text:style-name="Standard">Start of Block: Case Study 7</text:p>
      <text:p text:style-name="Standard"/>
      <text:p text:style-name="Standard">64 </text:p>
      <text:p text:style-name="Standard">We would now like you to consider the following case studies, and answer questions about each using your professional judgment.</text:p>
      <text:p text:style-name="Standard"/>
      <text:p text:style-name="Standard">Researchers plan to use a database of public tweets curated and shared by another researcher to study a political event. Researchers do not plan to inform the original posters, and researchers have taken measures to de-identify the data.</text:p>
      <text:p text:style-name="Standard"/>
      <text:p text:style-name="Standard"/>
      <text:p text:style-name="Standard"/>
      <text:p text:style-name="Standard">65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66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 text:c="4"/>• Whether data is identifiable <text:s/>(4) </text:p>
      <text:p text:style-name="Standard"><text:s text:c="4"/>• Whether data gathering violates terms of service <text:s/>(5) </text:p>
      <text:p text:style-name="Standard"><text:s text:c="4"/>• Whether data is reused <text:s/>(6) </text:p>
      <text:p text:style-name="Standard"><text:s text:c="4"/>• Whether the project combines datasets <text:s/>(7) </text:p>
      <text:p text:style-name="Standard"><text:soft-page-break/><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67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
      <text:p text:style-name="Standard"/>
      <text:p text:style-name="Standard">Q134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35 If yes, please explain: </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
      <text:p text:style-name="Standard">End of Block: Case Study 7</text:p>
      <text:p text:style-name="Standard"/>
      <text:p text:style-name="Standard">Start of Block: Case Study 8</text:p>
      <text:p text:style-name="Standard"/>
      <text:p text:style-name="Standard">54 </text:p>
      <text:p text:style-name="Standard">We would now like you to consider the following case studies, and answer questions about each using your professional judgment.</text:p>
      <text:p text:style-name="Standard"/>
      <text:p text:style-name="Standard">Researchers plan to scrape data from an open health forum and combine it with scraped tweets to predict mental health conditions. The researchers will not inform forum users, and they may collect potentially identifying information. Scraping data violates neither the health forum nor Twitter’s terms of service.</text:p>
      <text:p text:style-name="Standard"/>
      <text:p text:style-name="Standard"/>
      <text:p text:style-name="Standard"/>
      <text:p text:style-name="Standard"><text:soft-page-break/>55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56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 text:c="4"/>• Whether data is identifiable <text:s/>(4) </text:p>
      <text:p text:style-name="Standard"><text:s text:c="4"/>• Whether data gathering violates terms of service <text:s/>(5) </text:p>
      <text:p text:style-name="Standard"><text:s text:c="4"/>• Whether data is reused <text:s/>(6) </text:p>
      <text:p text:style-name="Standard"><text:s text:c="4"/>• Whether the project combines datasets <text:s/>(7) </text:p>
      <text:p text:style-name="Standard"><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57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
      <text:p text:style-name="Standard"/>
      <text:p text:style-name="Standard">Q130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31 If yes, please explain: </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text:soft-page-break/></text:p>
      <text:p text:style-name="Standard">End of Block: Case Study 8</text:p>
      <text:p text:style-name="Standard"/>
      <text:p text:style-name="Standard">Start of Block: Case Study 9</text:p>
      <text:p text:style-name="Standard"/>
      <text:p text:style-name="Standard">24 </text:p>
      <text:p text:style-name="Standard">We would now like you to consider the following case studies, and answer questions about each using your professional judgment.</text:p>
      <text:p text:style-name="Standard"/>
      <text:p text:style-name="Standard">Researchers plan to scrape profile photos, which are visible to any member of the service, from a dating site to build models that predict sexual preference or behavior. Researchers will not inform the dating site users, but they will not collect any identifying information and their photograph dataset will not be released publicly. Creating a fake profile, necessary to access the photos, violates the dating site’s terms of service.</text:p>
      <text:p text:style-name="Standard"/>
      <text:p text:style-name="Standard"/>
      <text:p text:style-name="Standard"/>
      <text:p text:style-name="Standard">25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26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 text:c="4"/>• Whether data is identifiable <text:s/>(4) </text:p>
      <text:p text:style-name="Standard"><text:s text:c="4"/>• Whether data gathering violates terms of service <text:s/>(5) </text:p>
      <text:p text:style-name="Standard"><text:s text:c="4"/>• Whether data is reused <text:s/>(6) </text:p>
      <text:p text:style-name="Standard"><text:s text:c="4"/>• Whether the project combines datasets <text:s/>(7) </text:p>
      <text:p text:style-name="Standard"><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Q112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
      <text:p text:style-name="Standard"><text:soft-page-break/></text:p>
      <text:p text:style-name="Standard">Q116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17 If yes, please explain: </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
      <text:p text:style-name="Standard">End of Block: Case Study 9</text:p>
      <text:p text:style-name="Standard"/>
      <text:p text:style-name="Standard">Start of Block: Case Study 10</text:p>
      <text:p text:style-name="Standard"/>
      <text:p text:style-name="Standard">34 </text:p>
      <text:p text:style-name="Standard">We would now like you to consider the following case studies, and answer questions about each using your professional judgment.</text:p>
      <text:p text:style-name="Standard"/>
      <text:p text:style-name="Standard">Researchers plan to ask Apple HealthKit users to voluntarily submit their activity data to understand the general impact of exercise on a health condition. The researchers plan to obtain informed consent, and they plan to collect identifiable information from participants. Asking users to submit activity data does not violate Apple Health Kit’s terms of service.</text:p>
      <text:p text:style-name="Standard"/>
      <text:p text:style-name="Standard"/>
      <text:p text:style-name="Standard"/>
      <text:p text:style-name="Standard">35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36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 text:c="4"/>• Whether data is identifiable <text:s/>(4) </text:p>
      <text:p text:style-name="Standard"><text:s text:c="4"/>• Whether data gathering violates terms of service <text:s/>(5) </text:p>
      <text:p text:style-name="Standard"><text:s text:c="4"/>• Whether data is reused <text:s/>(6) </text:p>
      <text:p text:style-name="Standard"><text:s text:c="4"/>• Whether the project combines datasets <text:s/>(7) </text:p>
      <text:p text:style-name="Standard"><text:soft-page-break/><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37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
      <text:p text:style-name="Standard"/>
      <text:p text:style-name="Standard">Q122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23 If yes, please explain: </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
      <text:p text:style-name="Standard">End of Block: Case Study 10</text:p>
      <text:p text:style-name="Standard"/>
      <text:p text:style-name="Standard">Start of Block: Case Study 11</text:p>
      <text:p text:style-name="Standard"/>
      <text:p text:style-name="Standard">59 </text:p>
      <text:p text:style-name="Standard">We would now like you to consider the following case studies, and answer questions about each using your professional judgment.</text:p>
      <text:p text:style-name="Standard"/>
      <text:p text:style-name="Standard">Researchers plan to scrape public posts and interactions from Facebook to study group-level dynamics. They plan to collect informed consent from the original poster, but not those they interacted with, and they may collect identifying information. Scraping posts with permission of the original poster does not violate Facebook’s terms of service.</text:p>
      <text:p text:style-name="Standard"/>
      <text:p text:style-name="Standard"/>
      <text:p text:style-name="Standard"/>
      <text:p text:style-name="Standard"><text:soft-page-break/>60 Your institution’s IRB would likely consider this proposal to be:</text:p>
      <text:p text:style-name="Standard"><text:s text:c="4"/>• Not human subjects research <text:s/>(1) </text:p>
      <text:p text:style-name="Standard"><text:s text:c="4"/>• Exempt <text:s/>(2) </text:p>
      <text:p text:style-name="Standard"><text:s text:c="4"/>• Expedited <text:s/>(3) </text:p>
      <text:p text:style-name="Standard"><text:s text:c="4"/>• Requiring full board review <text:s/>(4) </text:p>
      <text:p text:style-name="Standard"/>
      <text:p text:style-name="Standard"/>
      <text:p text:style-name="Standard"/>
      <text:p text:style-name="Standard">61 In this case, what would be the key factor(s) in making that determination? (check all that apply)</text:p>
      <text:p text:style-name="Standard"><text:s text:c="4"/>• Public vs. private site <text:s/>(1) </text:p>
      <text:p text:style-name="Standard"><text:s text:c="4"/>• Public vs. private data <text:s/>(2) </text:p>
      <text:p text:style-name="Standard"><text:s text:c="4"/>• Level of analysis (group vs. individual) <text:s/>(3) </text:p>
      <text:p text:style-name="Standard"><text:s text:c="4"/>• Whether data is identifiable <text:s/>(4) </text:p>
      <text:p text:style-name="Standard"><text:s text:c="4"/>• Whether data gathering violates terms of service <text:s/>(5) </text:p>
      <text:p text:style-name="Standard"><text:s text:c="4"/>• Whether data is reused <text:s/>(6) </text:p>
      <text:p text:style-name="Standard"><text:s text:c="4"/>• Whether the project combines datasets <text:s/>(7) </text:p>
      <text:p text:style-name="Standard"><text:s text:c="4"/>• Method of obtaining data <text:s/>(8) </text:p>
      <text:p text:style-name="Standard"><text:s text:c="4"/>• Type of data <text:s/>(9) </text:p>
      <text:p text:style-name="Standard"><text:s text:c="4"/>• Whether informed consent was obtained <text:s/>(10) </text:p>
      <text:p text:style-name="Standard"><text:s text:c="4"/>• Purpose of the research <text:s/>(11) </text:p>
      <text:p text:style-name="Standard"><text:s text:c="4"/>• Impact beyond the participants <text:s/>(12) </text:p>
      <text:p text:style-name="Standard"><text:s text:c="4"/>• Other [please explain]: <text:s/>(13) ________________________________________________</text:p>
      <text:p text:style-name="Standard"/>
      <text:p text:style-name="Standard"/>
      <text:p text:style-name="Standard"/>
      <text:p text:style-name="Standard">62 In the above question you were asked how you felt your institution would consider this project. Now, in your personal opinion, do you think this project deserves:</text:p>
      <text:p text:style-name="Standard"><text:s text:c="4"/>• More oversight <text:s/>(4) </text:p>
      <text:p text:style-name="Standard"><text:s text:c="4"/>• Same oversight <text:s/>(5) </text:p>
      <text:p text:style-name="Standard"><text:s text:c="4"/>• Less oversight <text:s/>(6) </text:p>
      <text:p text:style-name="Standard"/>
      <text:p text:style-name="Standard"/>
      <text:p text:style-name="Standard"/>
      <text:p text:style-name="Standard">Q132 Are there ethical concerns that you can identify, but would fall outside of the purview of an IRB review?</text:p>
      <text:p text:style-name="Standard"><text:s text:c="4"/>• No <text:s/>(1) </text:p>
      <text:p text:style-name="Standard"><text:s text:c="4"/>• Yes <text:s/>(2) </text:p>
      <text:p text:style-name="Standard"/>
      <text:p text:style-name="Standard"/>
      <text:p text:style-name="Standard">Display This Question:</text:p>
      <text:p text:style-name="Standard">If Are there ethical concerns that you can identify, but would fall outside of the purview of an IRB... = Yes</text:p>
      <text:p text:style-name="Standard"/>
      <text:p text:style-name="Standard">Q133 If yes, please explain: </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________________________________________________________________</text:p>
      <text:p text:style-name="Standard"><text:soft-page-break/></text:p>
      <text:p text:style-name="Standard">End of Block: Case Study 1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2T19:01:37.750212765</meta:creation-date>
    <dc:date>2019-12-22T19:03:02.870406491</dc:date>
    <meta:editing-duration>PT1M26S</meta:editing-duration>
    <meta:editing-cycles>1</meta:editing-cycles>
    <meta:document-statistic meta:table-count="0" meta:image-count="0" meta:object-count="0" meta:page-count="22" meta:paragraph-count="606" meta:word-count="5133" meta:character-count="35917" meta:non-whitespace-character-count="29345"/>
    <meta:generator>LibreOffice/6.0.7.3$Linux_X86_64 LibreOffice_project/00m0$Build-3</meta:generator>
  </office:meta>
</office:document-meta>
</file>